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d20b2" officeooo:paragraph-rsid="000d20b2"/>
    </style:style>
    <style:style style:name="P7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8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9" style:family="paragraph" style:parent-style-name="Table_20_Contents">
      <style:paragraph-properties fo:text-align="start" style:justify-single-word="false"/>
      <style:text-properties fo:color="#c9211e" loext:opacity="100%" officeooo:rsid="001c6799" officeooo:paragraph-rsid="001c6799"/>
    </style:style>
    <style:style style:name="P10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11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2" style:family="paragraph" style:parent-style-name="Table_20_Contents">
      <style:paragraph-properties fo:text-align="start" style:justify-single-word="false"/>
      <style:text-properties officeooo:rsid="001c6799" officeooo:paragraph-rsid="002801a4"/>
    </style:style>
    <style:style style:name="P13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801a4" officeooo:paragraph-rsid="002801a4" fo:background-color="#ffffff"/>
    </style:style>
    <style:style style:name="P16" style:family="paragraph" style:parent-style-name="Text_20_body">
      <style:text-properties officeooo:rsid="00090ecc" officeooo:paragraph-rsid="00090ecc"/>
    </style:style>
    <style:style style:name="P17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8" style:family="paragraph" style:parent-style-name="Table_20_Contents">
      <style:paragraph-properties fo:text-align="start" style:justify-single-word="false"/>
      <style:text-properties officeooo:rsid="0020cdfc" officeooo:paragraph-rsid="0020cdfc"/>
    </style:style>
    <style:style style:name="P19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20" style:family="paragraph" style:parent-style-name="Table_20_Contents">
      <style:paragraph-properties fo:text-align="center" style:justify-single-word="false"/>
      <style:text-properties officeooo:rsid="002801a4" officeooo:paragraph-rsid="002801a4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801a4" officeooo:paragraph-rsid="002801a4"/>
    </style:style>
    <style:style style:name="P22" style:family="paragraph" style:parent-style-name="Table_20_Contents">
      <style:paragraph-properties fo:text-align="start" style:justify-single-word="false"/>
      <style:text-properties officeooo:rsid="002801a4" officeooo:paragraph-rsid="002801a4"/>
    </style:style>
    <style:style style:name="P23" style:family="paragraph" style:parent-style-name="Table_20_Contents">
      <style:text-properties officeooo:rsid="002801a4" officeooo:paragraph-rsid="002801a4"/>
    </style:style>
    <style:style style:name="P24" style:family="paragraph" style:parent-style-name="Table_20_Contents">
      <style:text-properties officeooo:rsid="001f616b" officeooo:paragraph-rsid="001f616b"/>
    </style:style>
    <style:style style:name="P25" style:family="paragraph" style:parent-style-name="Table_20_Contents">
      <style:text-properties officeooo:rsid="002748c2" officeooo:paragraph-rsid="002801a4"/>
    </style:style>
    <style:style style:name="P26" style:family="paragraph" style:parent-style-name="Table_20_Contents">
      <style:text-properties officeooo:rsid="00278d7e" officeooo:paragraph-rsid="002801a4"/>
    </style:style>
    <style:style style:name="P27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4a560"/>
    </style:style>
    <style:style style:name="T6" style:family="text">
      <style:text-properties officeooo:rsid="002801a4"/>
    </style:style>
    <style:style style:name="T7" style:family="text">
      <style:text-properties style:text-position="super 58%"/>
    </style:style>
    <style:style style:name="T8" style:family="text">
      <style:text-properties officeooo:rsid="00298c53"/>
    </style:style>
    <style:style style:name="T9" style:family="text">
      <style:text-properties officeooo:rsid="002748c2"/>
    </style:style>
    <style:style style:name="T10" style:family="text">
      <style:text-properties officeooo:rsid="00282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4">DERBYSHIRE SENIOR CUP </text:p>
            <text:p text:style-name="P15">FINAL SECOND LEG</text:p>
            <text:p text:style-name="P6"/>
            <text:p text:style-name="P21">Friday May 9<text:span text:style-name="T7">th</text:span> <text:s/>1969</text:p>
            <text:p text:style-name="P21"/>
            <text:p text:style-name="P21">Town Ground Heanor</text:p>
            <text:p text:style-name="P5">Kick Off <text:s/><text:span text:style-name="T5">7.</text:span><text:span text:style-name="T6">0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HEANOR TOWN</text:p>
          </table:table-cell>
          <table:table-cell table:style-name="Table1.A1" office:value-type="string">
            <text:p text:style-name="P20">1-0</text:p>
          </table:table-cell>
          <table:table-cell table:style-name="Table1.A1" office:value-type="string">
            <text:p text:style-name="P20">BUXTON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Colours :</text:p>
            <text:p text:style-name="P24"/>
            <text:p text:style-name="P25">Derek Leivers <text:s text:c="3"/>GK</text:p>
            <text:p text:style-name="P25">John Thornhill</text:p>
            <text:p text:style-name="P25">Oliver</text:p>
            <text:p text:style-name="P25">Gary Platts</text:p>
            <text:p text:style-name="P25">Terry Howsham</text:p>
            <text:p text:style-name="P25">Sam Clarke</text:p>
            <text:p text:style-name="P25">Geoff Jepson</text:p>
            <text:p text:style-name="P23">Fitzpatrick</text:p>
            <text:p text:style-name="P25">Eric Burns</text:p>
            <text:p text:style-name="P25">Ronnie Reid</text:p>
            <text:p text:style-name="P25">Barry Marsh</text:p>
            <text:p text:style-name="P25"/>
            <text:p text:style-name="P25">SUBSTITUTES</text:p>
            <text:p text:style-name="P23"><text:span text:style-name="T10">Kevin </text:span>Ward</text:p>
          </table:table-cell>
          <table:table-cell table:style-name="Table4.A1" office:value-type="string">
            <text:p text:style-name="P24">Colour<text:span text:style-name="T3">s :</text:span></text:p>
            <text:p text:style-name="P24"/>
            <text:p text:style-name="P25">Mick Davies <text:s text:c="3"/>GK</text:p>
            <text:p text:style-name="P26">Barry McConnell</text:p>
            <text:p text:style-name="P26">Richard Lee</text:p>
            <text:p text:style-name="P25">Terry Austin</text:p>
            <text:p text:style-name="P26">Les Moore</text:p>
            <text:p text:style-name="P26">Jimmy Thompson</text:p>
            <text:p text:style-name="P26">Neil Callery</text:p>
            <text:p text:style-name="P26"><text:span text:style-name="T8">Bobby </text:span>Cun<text:span text:style-name="T8">liffe</text:span></text:p>
            <text:p text:style-name="P26">Ian McQueen</text:p>
            <text:p text:style-name="P26">Barry Wilberforce</text:p>
            <text:p text:style-name="P25">Kerry</text:p>
            <text:p text:style-name="P25"/>
            <text:p text:style-name="P25">SUBSTITUTES</text:p>
            <text:p text:style-name="P25">Charlie Cooper</text:p>
          </table:table-cell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M<text:span text:style-name="T1">anager</text:span></text:p>
            <text:p text:style-name="P22">Sam Clarke</text:p>
            <text:p text:style-name="P19"/>
            <text:p text:style-name="P9"/>
            <text:p text:style-name="P7">Referee</text:p>
            <text:p text:style-name="P12">M<text:span text:style-name="T2">r </text:span><text:span text:style-name="T4"><text:s/></text:span><text:span text:style-name="T9">A Green (Coal Aston)</text:span></text:p>
            <text:p text:style-name="P11"/>
            <text:p text:style-name="P18">Linesmen</text:p>
            <text:p text:style-name="P11"/>
            <text:p text:style-name="P13">Half Time <text:s text:c="3"/><text:span text:style-name="T6">0-0</text:span></text:p>
            <text:p text:style-name="P13"/>
            <text:p text:style-name="P7">Attendance <text:s/><text:span text:style-name="T6">989</text:span></text:p>
          </table:table-cell>
          <table:table-cell table:style-name="Table6.A1" office:value-type="string">
            <text:p text:style-name="P27">M<text:span text:style-name="T1">anager</text:span></text:p>
            <text:p text:style-name="P26">Jimmy Thompson</text:p>
            <text:p text:style-name="P19"/>
            <text:p text:style-name="P10"/>
            <text:p text:style-name="P8"/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Ronnie Reid</text:p>
          </table:table-cell>
          <table:table-cell table:style-name="Table3.A1" office:value-type="string">
            <text:p text:style-name="P23">28 min <text:s text:c="5"/>1-0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2-04T18:54:44.809000000</dc:date>
    <meta:editing-duration>PT12H31M13S</meta:editing-duration>
    <meta:editing-cycles>36</meta:editing-cycles>
    <meta:generator>Coolle_Office_for_Docs_and_Sheet/7.4.2.3$Windows_X86_64 LibreOffice_project/</meta:generator>
    <meta:document-statistic meta:table-count="5" meta:image-count="0" meta:object-count="0" meta:page-count="1" meta:paragraph-count="47" meta:word-count="96" meta:character-count="573" meta:non-whitespace-character-count="505"/>
  </office:meta>
</office:document-meta>
</file>